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900000025374F3E25C9BF408A.png" manifest:media-type="image/png"/>
  <manifest:file-entry manifest:full-path="Pictures/100000000000038000000069619EF5D5631C01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4a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 fo:font-size="14pt" style:font-size-asian="14pt" style:font-size-complex="14pt"/>
    </style:style>
    <style:style style:name="T3" style:family="text">
      <style:text-properties style:font-name="Verdana" fo:font-size="14pt" officeooo:rsid="001c4a71" style:font-size-asian="14pt" style:font-size-complex="14pt"/>
    </style:style>
    <style:style style:name="T4" style:family="text">
      <style:text-properties style:font-name="Verdana" fo:font-size="14pt" officeooo:rsid="001d20ad" style:font-size-asian="14pt" style:font-size-complex="14pt"/>
    </style:style>
    <style:style style:name="T5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c4a71"/>
    </style:style>
    <style:style style:name="T7" style:family="text">
      <style:text-properties style:font-name="Verdana" officeooo:rsid="001d20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Grafik1" text:anchor-type="paragraph" svg:x="0.0154in" svg:y="1.9516in" svg:width="6.4272in" svg:height="0.3854in" draw:z-index="0"><draw:image xlink:href="Pictures/100000000000026900000025374F3E25C9BF408A.png" xlink:type="simple" xlink:show="embed" xlink:actuate="onLoad" loext:mime-type="image/png"/></draw:frame><text:span text:style-name="T2">Caesar-Verschlüsselung (ROT13) mit Linux:<text:line-break/><text:line-break/></text:span><text:span text:style-name="T5">Diese Verschlüsselung ist unsicher!</text:span><text:span text:style-name="T2"> <text:line-break/></text:span><text:a xlink:type="simple" xlink:href="https://de.wikipedia.org/wiki/ROT13" text:style-name="Internet_20_link" text:visited-style-name="Visited_20_Internet_20_Link">https://de.wikipedia.org/wiki/ROT13</text:a> <text:span text:style-name="T2"><text:line-break/>Es werden lediglich die Buchstaben im Alphabet um 13 Stellen verschoben. Aus A wird dann N, aus U wird H.<text:line-break/>Trotzdem ist das eine gute Gelegenheit die Stärken von tr zu nutzen.<text:line-break/><text:line-break/></text:span><text:span text:style-name="T3">Erstellen Sie eine „geheime“ Textdatei, zunaechst unverschluesselt</text:span><text:span text:style-name="T2"><text:line-break/></text:span></text:p>
      <text:p text:style-name="Standard"><draw:frame draw:style-name="fr1" draw:name="Grafik2" text:anchor-type="paragraph" svg:x="0in" svg:y="0.5972in" svg:width="6.6929in" svg:height="0.7839in" draw:z-index="1"><draw:image xlink:href="Pictures/100000000000038000000069619EF5D5631C017F.png" xlink:type="simple" xlink:show="embed" xlink:actuate="onLoad" loext:mime-type="image/png"/></draw:frame><text:span text:style-name="T2"><text:line-break/></text:span><text:span text:style-name="T3">Jetzt koennen wir sie mit tr „verschluesseln“</text:span><text:span text:style-name="T2"><text:line-break/><text:line-break/></text:span><text:span text:style-name="T4">tr kann noch viel mehr:</text:span><text:span text:style-name="T2"><text:line-break/></text:span><text:a xlink:type="simple" xlink:href="https://wiki.ubuntuusers.de/tr/" text:style-name="Internet_20_link" text:visited-style-name="Visited_20_Internet_20_Link">https://wiki.ubuntuusers.de/tr/</text:a> <text:line-break/><text:line-break/><text:span text:style-name="T7">Und auf den Seiten 114 – 116 im Begleitbuch.<text:line-break/>Gehen Sie die gezeigten Beispiele durc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2T12:30:15.82</meta:creation-date>
    <dc:date>2020-01-23T10:34:03.859000000</dc:date>
    <meta:editing-duration>PT57M30S</meta:editing-duration>
    <meta:editing-cycles>3</meta:editing-cycles>
    <meta:generator>LibreOffice/6.3.4.2$Windows_X86_64 LibreOffice_project/60da17e045e08f1793c57c00ba83cdfce946d0aa</meta:generator>
    <meta:document-statistic meta:table-count="0" meta:image-count="2" meta:object-count="0" meta:page-count="1" meta:paragraph-count="2" meta:word-count="75" meta:character-count="550" meta:non-whitespace-character-count="467"/>
  </office:meta>
</office:document-meta>
</file>